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georgia" svg:font-family="georgia, Verdana, Helvetica, Arial"/>
    <style:font-face style:name="verdana" svg:font-family="verdana, arial, sans-serif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fo:letter-spacing="normal"/>
    </style:style>
    <style:style style:name="P2" style:family="paragraph" style:parent-style-name="Text_20_body">
      <style:text-properties fo:font-variant="normal" fo:text-transform="none" fo:color="#000000" fo:letter-spacing="normal" officeooo:rsid="001fd703" officeooo:paragraph-rsid="001fd703"/>
    </style:style>
    <style:style style:name="P3" style:family="paragraph" style:parent-style-name="Text_20_body">
      <style:text-properties fo:color="#000000" officeooo:rsid="001fd703" officeooo:paragraph-rsid="001fd703"/>
    </style:style>
    <style:style style:name="P4" style:family="paragraph" style:parent-style-name="Text_20_body">
      <style:paragraph-properties fo:margin-left="0.265cm" fo:margin-right="0.265cm" fo:margin-top="0.055cm" fo:margin-bottom="0.055cm" style:contextual-spacing="false" style:line-height-at-least="0.503cm" fo:widows="1" fo:text-indent="0cm" style:auto-text-indent="false"/>
      <style:text-properties fo:font-variant="normal" fo:text-transform="none" fo:color="#000000" fo:letter-spacing="normal"/>
    </style:style>
    <style:style style:name="P5" style:family="paragraph" style:parent-style-name="Text_20_body">
      <style:paragraph-properties fo:margin-left="0cm" fo:margin-right="0.265cm" fo:margin-top="0.265cm" fo:margin-bottom="0.265cm" style:contextual-spacing="false" style:line-height-at-least="0.503cm" fo:widows="1" fo:text-indent="0cm" style:auto-text-indent="false"/>
      <style:text-properties fo:font-variant="normal" fo:text-transform="none" fo:color="#000000" fo:letter-spacing="normal"/>
    </style:style>
    <style:style style:name="P6" style:family="paragraph" style:parent-style-name="Text_20_body">
      <style:paragraph-properties fo:margin-left="0cm" fo:margin-right="0.265cm" fo:margin-top="0.055cm" fo:margin-bottom="0.055cm" style:contextual-spacing="false" style:line-height-at-least="0.503cm" fo:widows="1" fo:text-indent="0cm" style:auto-text-indent="false"/>
      <style:text-properties fo:font-variant="normal" fo:text-transform="none" fo:color="#000000" fo:letter-spacing="normal"/>
    </style:style>
    <style:style style:name="P7" style:family="paragraph" style:parent-style-name="Text_20_body">
      <style:paragraph-properties fo:margin-left="0cm" fo:margin-right="0.265cm" fo:margin-top="0.055cm" fo:margin-bottom="0.055cm" style:contextual-spacing="false" style:line-height-at-least="0.503cm" fo:widows="1" fo:text-indent="0cm" style:auto-text-indent="false"/>
      <style:text-properties fo:font-variant="normal" fo:text-transform="none" fo:color="#000000" fo:letter-spacing="normal" style:font-name-asian="georgia" style:font-size-asian="11.25pt" style:font-style-asian="normal" style:font-weight-asian="normal"/>
    </style:style>
    <style:style style:name="P8" style:family="paragraph" style:parent-style-name="Text_20_body">
      <style:paragraph-properties fo:margin-left="0cm" fo:margin-right="0.265cm" fo:margin-top="0.055cm" fo:margin-bottom="0.055cm" style:contextual-spacing="false" style:line-height-at-least="0.503cm" fo:widows="1" fo:text-indent="0cm" style:auto-text-indent="false"/>
      <style:text-properties fo:font-variant="normal" fo:text-transform="none" fo:color="#000000" fo:font-size="11.1999998092651pt" fo:letter-spacing="normal" style:font-name-asian="georgia" style:font-size-asian="11.1999998092651pt" style:font-style-asian="normal" style:font-weight-asian="normal" style:font-size-complex="11.1999998092651pt"/>
    </style:style>
    <style:style style:name="P9" style:family="paragraph" style:parent-style-name="Text_20_body">
      <style:paragraph-properties fo:margin-top="0.055cm" fo:margin-bottom="0.055cm" style:contextual-spacing="false"/>
      <style:text-properties fo:font-variant="normal" fo:text-transform="none" fo:color="#000000" style:font-name="Liberation Serif" fo:font-size="12pt" fo:letter-spacing="normal" officeooo:rsid="001fd703" officeooo:paragraph-rsid="001fd703" style:font-name-asian="georgia" style:font-size-asian="11.25pt" style:font-style-asian="normal" style:font-weight-asian="normal" style:font-size-complex="12pt"/>
    </style:style>
    <style:style style:name="P10" style:family="paragraph" style:parent-style-name="Text_20_body">
      <style:paragraph-properties fo:margin-top="0.055cm" fo:margin-bottom="0.055cm" style:contextual-spacing="false"/>
      <style:text-properties fo:font-variant="normal" fo:text-transform="none" fo:color="#000000" style:font-name="Liberation Serif" fo:font-size="12pt" fo:letter-spacing="normal" fo:font-weight="normal" officeooo:rsid="001fd703" officeooo:paragraph-rsid="001fd703" style:font-name-asian="georgia" style:font-size-asian="11.25pt" style:font-style-asian="normal" style:font-weight-asian="normal" style:font-size-complex="12pt" style:font-weight-complex="normal"/>
    </style:style>
    <style:style style:name="P11" style:family="paragraph" style:parent-style-name="Text_20_body">
      <style:paragraph-properties fo:margin-top="0.055cm" fo:margin-bottom="0.055cm" style:contextual-spacing="false"/>
      <style:text-properties fo:font-variant="normal" fo:text-transform="none" fo:color="#000000" fo:font-size="11.1999998092651pt" fo:letter-spacing="normal" officeooo:rsid="001fd703" officeooo:paragraph-rsid="001fd703" style:font-name-asian="georgia" style:font-size-asian="11.1999998092651pt" style:font-style-asian="normal" style:font-weight-asian="normal" style:font-size-complex="11.1999998092651pt"/>
    </style:style>
    <style:style style:name="P12" style:family="paragraph" style:parent-style-name="Text_20_body">
      <style:paragraph-properties fo:margin-top="0.055cm" fo:margin-bottom="0.055cm" style:contextual-spacing="false"/>
      <style:text-properties fo:font-variant="normal" fo:text-transform="none" fo:color="#000000" fo:font-size="12pt" fo:letter-spacing="normal" officeooo:rsid="001fd703" officeooo:paragraph-rsid="001fd703" style:font-name-asian="georgia" style:font-size-asian="12pt" style:font-style-asian="normal" style:font-weight-asian="normal" style:font-size-complex="12pt"/>
    </style:style>
    <style:style style:name="P13" style:family="paragraph" style:parent-style-name="Text_20_body">
      <style:paragraph-properties fo:margin-top="0.055cm" fo:margin-bottom="0.055cm" style:contextual-spacing="false"/>
      <style:text-properties fo:color="#000000" officeooo:paragraph-rsid="001fd703"/>
    </style:style>
    <style:style style:name="P14" style:family="paragraph" style:parent-style-name="Text_20_body">
      <style:paragraph-properties fo:margin-top="0.055cm" fo:margin-bottom="0.055cm" style:contextual-spacing="false"/>
      <style:text-properties fo:color="#000000" officeooo:rsid="001fd703" officeooo:paragraph-rsid="001fd703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1fd703" officeooo:paragraph-rsid="001fd703" style:font-name-asian="Liberation Serif" style:font-size-asian="12pt" style:font-size-complex="12pt"/>
    </style:style>
    <style:style style:name="P17" style:family="paragraph" style:parent-style-name="Preformatted_20_Text">
      <style:text-properties fo:font-variant="normal" fo:text-transform="none" fo:color="#000000" style:font-name="Liberation Serif" fo:font-size="12pt" fo:letter-spacing="normal" officeooo:rsid="001fd703" officeooo:paragraph-rsid="001fd703" style:font-name-asian="Liberation Serif" style:font-size-asian="12pt" style:font-size-complex="12pt"/>
    </style:style>
    <style:style style:name="P18" style:family="paragraph" style:parent-style-name="Preformatted_20_Text">
      <style:paragraph-properties fo:margin-top="0cm" fo:margin-bottom="0cm" style:contextual-spacing="false" fo:line-height="150%" fo:widows="1"/>
      <style:text-properties fo:font-variant="normal" fo:text-transform="none" fo:color="#000000" style:font-name="Courier New" fo:font-size="9pt" fo:letter-spacing="normal" fo:font-style="normal" fo:font-weight="normal"/>
    </style:style>
    <style:style style:name="P19" style:family="paragraph" style:parent-style-name="Preformatted_20_Text">
      <style:paragraph-properties fo:margin-top="0.055cm" fo:margin-bottom="0.055cm" style:contextual-spacing="false"/>
      <style:text-properties fo:font-variant="normal" fo:text-transform="none" fo:color="#000000" style:font-name="Liberation Serif" fo:font-size="12pt" fo:letter-spacing="normal" fo:font-weight="normal" officeooo:rsid="001fd703" officeooo:paragraph-rsid="001fd703" style:font-name-asian="Liberation Serif" style:font-size-asian="12pt" style:font-weight-asian="normal" style:font-size-complex="12pt" style:font-weight-complex="normal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80808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3" style:family="text">
      <style:text-properties fo:font-variant="normal" fo:text-transform="none" fo:color="#80808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4" style:family="text">
      <style:text-properties fo:font-variant="normal" fo:text-transform="none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5" style:family="text">
      <style:text-properties fo:font-variant="normal" fo:text-transform="none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6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7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8" style:family="text">
      <style:text-properties fo:color="#000000"/>
    </style:style>
    <style:style style:name="T9" style:family="text">
      <style:text-properties fo:color="#000000" fo:font-size="11.1999998092651pt" style:font-size-asian="11.1999998092651pt" style:font-size-complex="11.1999998092651pt"/>
    </style:style>
    <style:style style:name="T10" style:family="text">
      <style:text-properties style:font-name="georgia" fo:font-size="11.25pt" fo:font-style="normal" fo:font-weight="normal"/>
    </style:style>
    <style:style style:name="T11" style:family="text">
      <style:text-properties style:font-name-asian="georgia" style:font-size-asian="11.25pt" style:font-style-asian="normal" style:font-weight-asian="normal"/>
    </style:style>
    <style:style style:name="T12" style:family="text">
      <style:text-properties style:font-name="Courier New" fo:font-style="normal" fo:font-weight="normal"/>
    </style:style>
    <style:style style:name="T13" style:family="text">
      <style:text-properties style:font-name="Courier New" fo:font-size="9pt" fo:font-style="normal" fo:font-weight="normal"/>
    </style:style>
    <style:style style:name="T14" style:family="text">
      <style:text-properties fo:color="#008080"/>
    </style:style>
    <style:style style:name="T15" style:family="text">
      <style:text-properties fo:color="#0000ff"/>
    </style:style>
    <style:style style:name="T16" style:family="text">
      <style:text-properties fo:color="#0000ff" style:font-name="Courier New" fo:font-size="9pt" fo:font-style="normal" fo:font-weight="normal"/>
    </style:style>
    <style:style style:name="T17" style:family="text">
      <style:text-properties fo:color="#0000ff" style:font-name="Courier New" fo:font-style="normal" fo:font-weight="normal"/>
    </style:style>
    <style:style style:name="T18" style:family="text">
      <style:text-properties fo:color="#800080"/>
    </style:style>
    <style:style style:name="T19" style:family="text">
      <style:text-properties fo:color="#800080" style:font-name="Courier New" fo:font-size="9pt" fo:font-style="normal" fo:font-weight="normal"/>
    </style:style>
    <style:style style:name="T20" style:family="text">
      <style:text-properties fo:color="#800080" style:font-name="Courier New" fo:font-style="normal" fo:font-weight="normal"/>
    </style:style>
    <style:style style:name="T21" style:family="text">
      <style:text-properties officeooo:rsid="001fd7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gcd</text:span><text:span text:style-name="T11">（欧几里得算法辗转相除法）：</text:span></text:p>
      <text:p text:style-name="P5"><text:span text:style-name="T10">gcd </text:span><text:span text:style-name="T11">（ </text:span><text:span text:style-name="T10">a </text:span><text:span text:style-name="T11">， </text:span><text:span text:style-name="T10">b </text:span><text:span text:style-name="T11">）</text:span><text:span text:style-name="T10">= d </text:span><text:span text:style-name="T11">；即</text:span><text:span text:style-name="T10">d = gcd </text:span><text:span text:style-name="T11">（ </text:span><text:span text:style-name="T10">a </text:span><text:span text:style-name="T11">， </text:span><text:span text:style-name="T10">b </text:span><text:span text:style-name="T11">） </text:span><text:span text:style-name="T10">= gcd </text:span><text:span text:style-name="T11">（ </text:span><text:span text:style-name="T10">b </text:span><text:span text:style-name="T11">， </text:span><text:span text:style-name="T10">a mod b </text:span><text:span text:style-name="T11">）；以此式进行递归即可。</text:span></text:p>
      <text:p text:style-name="P5"><text:span text:style-name="T11">之前一直愚蠢地以为辗转相除法输进去时 </text:span><text:span text:style-name="T10">a </text:span><text:span text:style-name="T11">要大于 </text:span><text:span text:style-name="T10">b </text:span><text:span text:style-name="T11">，现在发现事实上如果 </text:span><text:span text:style-name="T10">a </text:span><text:span text:style-name="T11">小于 </text:span><text:span text:style-name="T10">b</text:span><text:span text:style-name="T11">，那第一次就会先交换 </text:span><text:span text:style-name="T10">a </text:span><text:span text:style-name="T11">与 </text:span><text:span text:style-name="T10">b</text:span><text:span text:style-name="T11">。</text:span></text:p>
      <text:p text:style-name="P3"><text:span text:style-name="T5">#include&lt;stdio.h&gt;</text:span></text:p>
      <text:p text:style-name="P3"><text:span text:style-name="T5">#define ll long long </text:span></text:p>
      <text:p text:style-name="P3"><text:span text:style-name="T5">ll gcd(ll a,ll b){</text:span></text:p>
      <text:p text:style-name="P3"><text:span text:style-name="T5"><text:s text:c="4"/>return b==0?a:gcd(b,a%b);</text:span></text:p>
      <text:p text:style-name="P3"><text:span text:style-name="T5">}</text:span></text:p>
      <text:p text:style-name="P3"/>
      <text:p text:style-name="P3"><text:span text:style-name="T5">int main(){</text:span></text:p>
      <text:p text:style-name="P3"><text:span text:style-name="T5"><text:s text:c="4"/>ll a,b;</text:span></text:p>
      <text:p text:style-name="P3"><text:span text:style-name="T5"><text:s text:c="4"/>while(scanf("%lld%lld",&amp;a,&amp;b)!=EOF){</text:span></text:p>
      <text:p text:style-name="P3"><text:span text:style-name="T5"><text:s text:c="8"/>printf("%lld\n",gcd(a,b));</text:span></text:p>
      <text:p text:style-name="P3"><text:span text:style-name="T5"><text:s text:c="4"/>// <text:s text:c="3"/>printf("%lld\n",a&gt;b?gcd(a,b):gcd(b,a));</text:span></text:p>
      <text:p text:style-name="P3"><text:span text:style-name="T5"><text:s text:c="4"/>}</text:span></text:p>
      <text:p text:style-name="P3"><text:span text:style-name="T5"><text:s text:c="4"/>return 0;</text:span></text:p>
      <text:p text:style-name="P3"><text:span text:style-name="T5">}</text:span></text:p>
      <text:p text:style-name="P3"><text:span text:style-name="T5"/></text:p>
      <text:p text:style-name="P2"><text:span text:style-name="T11">在原基础上改成循环之后的</text:span><text:span text:style-name="T10">GCD</text:span><text:span text:style-name="T11">：</text:span></text:p>
      <text:p text:style-name="P16">ll gcd(ll a,ll b){</text:p>
      <text:p text:style-name="P17"><text:s text:c="4"/><text:span text:style-name="T1">for(;a&gt;0&amp;&amp;b&gt;0;a&gt;b?a%=b:b%=a);</text:span></text:p>
      <text:p text:style-name="P17"><text:s text:c="4"/><text:span text:style-name="T1">return a+b;</text:span></text:p>
      <text:p text:style-name="P17">}</text:p>
      <text:p text:style-name="P17"/>
      <text:p text:style-name="P17"/>
      <text:p text:style-name="P17"/>
      <text:p text:style-name="P9">拓展欧几里得：</text:p>
      <text:p text:style-name="P6"><text:span text:style-name="T11">当 </text:span><text:span text:style-name="T10">gcd </text:span><text:span text:style-name="T11">（ </text:span><text:span text:style-name="T10">a </text:span><text:span text:style-name="T11">， </text:span><text:span text:style-name="T10">b </text:span><text:span text:style-name="T11">）</text:span><text:span text:style-name="T10">= d </text:span><text:span text:style-name="T11">时，求绝对值和最小的 </text:span><text:span text:style-name="T10">x </text:span><text:span text:style-name="T11">， </text:span><text:span text:style-name="T10">y </text:span><text:span text:style-name="T11">使得 </text:span><text:span text:style-name="T10">x * a + y * b = d </text:span><text:span text:style-name="T11">；</text:span></text:p>
      <text:p text:style-name="P6"><text:span text:style-name="T10">d = gcd </text:span><text:span text:style-name="T11">（ </text:span><text:span text:style-name="T10">a </text:span><text:span text:style-name="T11">， </text:span><text:span text:style-name="T10">b </text:span><text:span text:style-name="T11">） </text:span><text:span text:style-name="T10">= gcd </text:span><text:span text:style-name="T11">（ </text:span><text:span text:style-name="T10">b </text:span><text:span text:style-name="T11">， </text:span><text:span text:style-name="T10">a mod b </text:span><text:span text:style-name="T11">）；</text:span></text:p>
      <text:p text:style-name="P7">设：</text:p>
      <text:p text:style-name="P6"><text:span text:style-name="T10">x1 * a + y1 * b = d </text:span><text:span text:style-name="T11">；　　　　　　　　①</text:span></text:p>
      <text:p text:style-name="P6"><text:span text:style-name="T10">x2 * b + y2 * </text:span><text:span text:style-name="T11">（ </text:span><text:span text:style-name="T10">a mod b </text:span><text:span text:style-name="T11">） </text:span><text:span text:style-name="T10">= d </text:span><text:span text:style-name="T11">；　　 ②</text:span></text:p>
      <text:p text:style-name="P6"><text:span text:style-name="T11">因为 </text:span><text:span text:style-name="T10">a mod b = a - </text:span><text:span text:style-name="T11">（ </text:span><text:span text:style-name="T10">a / b </text:span><text:span text:style-name="T11">）</text:span><text:span text:style-name="T10">* b</text:span><text:span text:style-name="T11">；　　③（除法为整除）</text:span></text:p>
      <text:p text:style-name="P7"><text:soft-page-break/>将③代入①整理得：</text:p>
      <text:p text:style-name="P6"><text:span text:style-name="T10">y2 * a + </text:span><text:span text:style-name="T11">（ </text:span><text:span text:style-name="T10">x2 - </text:span><text:span text:style-name="T11">（ </text:span><text:span text:style-name="T10">a / b </text:span><text:span text:style-name="T11">） </text:span><text:span text:style-name="T10">* y2 </text:span><text:span text:style-name="T11">） </text:span><text:span text:style-name="T10">* b = d</text:span><text:span text:style-name="T11">；　④</text:span></text:p>
      <text:p text:style-name="P7">由①和④整理得：</text:p>
      <text:p text:style-name="P6"><text:span text:style-name="T10">x1 = y2 </text:span><text:span text:style-name="T11">；</text:span></text:p>
      <text:p text:style-name="P6"><text:span text:style-name="T10">y1 = x2 - </text:span><text:span text:style-name="T11">（ </text:span><text:span text:style-name="T10">a / b </text:span><text:span text:style-name="T11">） </text:span><text:span text:style-name="T10">* y2</text:span><text:span text:style-name="T11">；</text:span></text:p>
      <text:p text:style-name="P7">将此结论代入递归函数既得。</text:p>
      <text:p text:style-name="P7"/>
      <text:p text:style-name="P19">#include&lt;stdio.h&gt;</text:p>
      <text:p text:style-name="P19">#define ll long long</text:p>
      <text:p text:style-name="P19"/>
      <text:p text:style-name="P19">void gcd(ll a,ll b,ll&amp; d,ll&amp; x,ll&amp; y){</text:p>
      <text:p text:style-name="P19"><text:s text:c="4"/>if(!b){d=a;x=1;y=0;}</text:p>
      <text:p text:style-name="P19"><text:s text:c="4"/>else {gcd(b,a%b,d,y,x);y-=x*(a/b);}</text:p>
      <text:p text:style-name="P19">}</text:p>
      <text:p text:style-name="P19"/>
      <text:p text:style-name="P19">int main(){</text:p>
      <text:p text:style-name="P19"><text:s text:c="4"/>ll a,b,d,x,y;</text:p>
      <text:p text:style-name="P19"><text:s text:c="4"/>while(scanf("%lld%lld",&amp;a,&amp;b)!=EOF){</text:p>
      <text:p text:style-name="P19"><text:s text:c="8"/>gcd(a,b,d,x,y);</text:p>
      <text:p text:style-name="P19"><text:s text:c="8"/>printf("%lld*%lld+%lld*%lld=%lld\n",a,x,b,y,d);</text:p>
      <text:p text:style-name="P19"><text:s text:c="4"/>}</text:p>
      <text:p text:style-name="P19"><text:s text:c="4"/>return 0;</text:p>
      <text:p text:style-name="P19">}</text:p>
      <text:p text:style-name="P19"/>
      <text:p text:style-name="P10">拓展欧几里得求逆元：</text:p>
      <text:p text:style-name="P4"><text:span text:style-name="T11">当 </text:span><text:span text:style-name="T10">a </text:span><text:span text:style-name="T11">与 </text:span><text:span text:style-name="T10">b </text:span><text:span text:style-name="T11">互素时有 </text:span><text:span text:style-name="T10">gcd </text:span><text:span text:style-name="T11">（ </text:span><text:span text:style-name="T10">a </text:span><text:span text:style-name="T11">， </text:span><text:span text:style-name="T10">b </text:span><text:span text:style-name="T11">） </text:span><text:span text:style-name="T10">= 1 </text:span><text:span text:style-name="T11">；</text:span></text:p>
      <text:p text:style-name="P4"><text:span text:style-name="T11">即得： </text:span><text:span text:style-name="T10">a * x + b * y = 1</text:span><text:span text:style-name="T11">；</text:span></text:p>
      <text:p text:style-name="P4"><text:span text:style-name="T10">a * x≡ 1 </text:span><text:span text:style-name="T11">（ </text:span><text:span text:style-name="T10">mod b </text:span><text:span text:style-name="T11">）；</text:span></text:p>
      <text:p text:style-name="P4"><text:span text:style-name="T11">由于 </text:span><text:span text:style-name="T10">a </text:span><text:span text:style-name="T11">与 </text:span><text:span text:style-name="T10">b </text:span><text:span text:style-name="T11">互素，同余式两边可以同除 </text:span><text:span text:style-name="T10">a </text:span><text:span text:style-name="T11">，得：</text:span></text:p>
      <text:p text:style-name="P4"><text:span text:style-name="T10">1 * x≡ 1 / a </text:span><text:span text:style-name="T11">（</text:span><text:span text:style-name="T10">mod b</text:span><text:span text:style-name="T11">）；</text:span></text:p>
      <text:p text:style-name="P4"><text:span text:style-name="T11">因此 </text:span><text:span text:style-name="T10">x </text:span><text:span text:style-name="T11">是 </text:span><text:span text:style-name="T10">a mod b </text:span><text:span text:style-name="T11">的逆元；</text:span></text:p>
      <text:p text:style-name="P4"/>
      <text:p text:style-name="P4"/>
      <text:p text:style-name="P8">递归方法计算：</text:p>
      <text:p text:style-name="P13"><text:line-break/><text:span text:style-name="T21">#include&lt;stdio.h&gt;</text:span></text:p>
      <text:p text:style-name="P14">#define ll long long</text:p>
      <text:p text:style-name="P14">ll gcd(ll a,ll b,ll &amp;d,ll&amp; x,ll&amp; y){</text:p>
      <text:p text:style-name="P14"><text:s text:c="4"/>if(!b){</text:p>
      <text:p text:style-name="P14"><text:soft-page-break/><text:s text:c="8"/>d=a;x=1;y=0;</text:p>
      <text:p text:style-name="P14"><text:s text:c="8"/>return x;</text:p>
      <text:p text:style-name="P14"><text:s text:c="4"/>}</text:p>
      <text:p text:style-name="P14"><text:s text:c="4"/>else{</text:p>
      <text:p text:style-name="P14"><text:s text:c="8"/>gcd(b,a%b,d,y,x);</text:p>
      <text:p text:style-name="P14"><text:s text:c="8"/>y-=x*(a/b);</text:p>
      <text:p text:style-name="P14"><text:s text:c="4"/>}</text:p>
      <text:p text:style-name="P14"><text:s text:c="4"/>return x;</text:p>
      <text:p text:style-name="P14">}</text:p>
      <text:p text:style-name="P14"/>
      <text:p text:style-name="P14">int main(){</text:p>
      <text:p text:style-name="P14"><text:s text:c="4"/>ll a,b,d,x,y;</text:p>
      <text:p text:style-name="P14"><text:s text:c="4"/>while(scanf("%lld%lld",&amp;a,&amp;b)!=EOF){</text:p>
      <text:p text:style-name="P14"><text:s text:c="8"/>x=gcd(a,b,d,x,y);</text:p>
      <text:p text:style-name="P14"><text:s text:c="8"/>printf("a:%lld-&gt;x:%lld\n",a,x);</text:p>
      <text:p text:style-name="P14">// <text:s text:c="7"/>printf("a:%lld-&gt;x:%lld\nb:%lld-&gt;y:%lld\n",a,x,b,y);</text:p>
      <text:p text:style-name="P14"><text:s text:c="4"/>}</text:p>
      <text:p text:style-name="P14"><text:s text:c="4"/>return 0;</text:p>
      <text:p text:style-name="P14">}</text:p>
      <text:p text:style-name="P14"/>
      <text:p text:style-name="P11">循环方法计算：</text:p>
      <text:p text:style-name="P12">#include&lt;stdio.h&gt;</text:p>
      <text:p text:style-name="P12"/>
      <text:p text:style-name="P12">int main(){</text:p>
      <text:p text:style-name="P12"><text:s text:c="4"/>int a,b;</text:p>
      <text:p text:style-name="P12"><text:s text:c="4"/>while(scanf("%d%d",&amp;a,&amp;b)!=EOF){</text:p>
      <text:p text:style-name="P12"><text:s text:c="8"/>int x=1,y=0,t;</text:p>
      <text:p text:style-name="P12"/>
      <text:p text:style-name="P12"><text:s text:c="8"/>{</text:p>
      <text:p text:style-name="P12"><text:s text:c="12"/>if(a!=1&amp;&amp;b!=1){</text:p>
      <text:p text:style-name="P12"><text:s text:c="16"/>int b0=b,q;</text:p>
      <text:p text:style-name="P12"><text:s text:c="16"/>while(a&gt;1){</text:p>
      <text:p text:style-name="P12"><text:s text:c="20"/>q=a/b0;</text:p>
      <text:p text:style-name="P12"><text:s text:c="20"/>t=b0;b0=a%b0;a=t;</text:p>
      <text:p text:style-name="P12"><text:s text:c="20"/>t=y;y=x-q*y;x=t;</text:p>
      <text:p text:style-name="P12"><text:soft-page-break/><text:s text:c="16"/>}</text:p>
      <text:p text:style-name="P12"><text:s text:c="16"/>if(x&lt;0)x+=b;</text:p>
      <text:p text:style-name="P12"><text:s text:c="12"/>}</text:p>
      <text:p text:style-name="P12"><text:s text:c="8"/>}</text:p>
      <text:p text:style-name="P12"/>
      <text:p text:style-name="P12"><text:s text:c="8"/>printf("a:%d-&gt;x:%d\n",a,x);</text:p>
      <text:p text:style-name="P12"><text:s text:c="4"/>}</text:p>
      <text:p text:style-name="P12"><text:s text:c="4"/>return 0;</text:p>
      <text:p text:style-name="P12">}</text:p>
      <text:p text:style-name="P12"/>
      <text:p text:style-name="P12">ll gcd(ll a,ll b){</text:p>
      <text:p text:style-name="P12"><text:s text:c="4"/>if(a!=1&amp;&amp;b!=1){</text:p>
      <text:p text:style-name="P12"><text:s text:c="8"/>int b0=b,q,t,x=1,y=0;</text:p>
      <text:p text:style-name="P12"><text:s text:c="8"/>while(a&gt;1){</text:p>
      <text:p text:style-name="P12"><text:s text:c="12"/>q=a/b0;</text:p>
      <text:p text:style-name="P12"><text:s text:c="12"/>t=b0;b0=a%b0;a=t;</text:p>
      <text:p text:style-name="P12"><text:s text:c="12"/>t=y;y=x-q*y;x=t;</text:p>
      <text:p text:style-name="P12"><text:s text:c="8"/>}</text:p>
      <text:p text:style-name="P12"><text:s text:c="8"/>if(x&lt;0)x+=b;</text:p>
      <text:p text:style-name="P12"><text:s text:c="4"/>}</text:p>
      <text:p text:style-name="P12"><text:s text:c="4"/>return x;</text:p>
      <text:p text:style-name="P1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georgia" svg:font-family="georgia, Verdana, Helvetica, Arial"/>
    <style:font-face style:name="verdana" svg:font-family="verdana, arial, sans-serif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</style:style>
    <style:style style:name="MT1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MT2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bookmark text:name="cb_post_title_url"/><text:span text:style-name="MT1">gcd</text:span><text:span text:style-name="MT2">模板（欧几里得与扩展欧几里得、拓展欧几里得求逆元）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00:10:48.314786007</meta:creation-date>
    <dc:date>2015-10-13T00:18:11.947607649</dc:date>
    <meta:editing-duration>P0D</meta:editing-duration>
    <meta:editing-cycles>1</meta:editing-cycles>
    <meta:document-statistic meta:table-count="0" meta:image-count="0" meta:object-count="0" meta:page-count="4" meta:paragraph-count="112" meta:word-count="566" meta:character-count="2324" meta:non-whitespace-character-count="1621"/>
    <meta:generator>LibreOffice/4.2.8.2$Linux_X86_64 LibreOffice_project/420m0$Build-2</meta:generator>
  </office:meta>
</office:document-meta>
</file>